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8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3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4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49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5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1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4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6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8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036" calcext:value-type="float">
            <text:p>1.036</text:p>
          </table:table-cell>
          <table:table-cell table:style-name="ce2" office:value-type="float" office:value="1.038" calcext:value-type="float">
            <text:p>1.038</text:p>
          </table:table-cell>
          <table:table-cell table:style-name="ce12" office:value-type="percentage" office:value="-0.0132" calcext:value-type="percentage">
            <text:p>-1.32%</text:p>
          </table:table-cell>
          <table:table-cell table:style-name="ce18" office:value-type="percentage" office:value="-0.1702" calcext:value-type="percentage">
            <text:p>-17.02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34" calcext:value-type="float" table:number-columns-spanned="3" table:number-rows-spanned="1">
            <text:p>1.034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138" calcext:value-type="percentage" table:number-columns-spanned="3" table:number-rows-spanned="1">
            <text:p>-1.38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8" office:value-type="percentage" office:value="0.2539" calcext:value-type="percentage" table:number-columns-spanned="1" table:number-rows-spanned="2">
            <text:p>25.39%</text:p>
          </table:table-cell>
          <table:table-cell office:value-type="string" calcext:value-type="string">
            <text:p>兴业银行</text:p>
          </table:table-cell>
          <table:table-cell office:value-type="percentage" office:value="0.1265" calcext:value-type="percentage">
            <text:p>12.65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58" calcext:value-type="float">
            <text:p>17.580</text:p>
          </table:table-cell>
          <table:table-cell office:value-type="percentage" office:value="-0.0162" calcext:value-type="percentage">
            <text:p>-1.62%</text:p>
          </table:table-cell>
          <table:table-cell table:style-name="ce35" table:formula="of:=[.F6]/[.E6]-1.0014" office:value-type="percentage" office:value="0.0390829545454543" calcext:value-type="percentage">
            <text:p>3.91%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1274" calcext:value-type="percentage">
            <text:p>12.74%</text:p>
          </table:table-cell>
          <table:table-cell office:value-type="float" office:value="8.702" calcext:value-type="float">
            <text:p>8.702</text:p>
          </table:table-cell>
          <table:table-cell office:value-type="float" office:value="8.56" calcext:value-type="float">
            <text:p>8.560</text:p>
          </table:table-cell>
          <table:table-cell office:value-type="percentage" office:value="0.0035" calcext:value-type="percentage">
            <text:p>0.35%</text:p>
          </table:table-cell>
          <table:table-cell table:style-name="ce36" table:formula="of:=[.F7]/[.E7]-1.0014" office:value-type="percentage" office:value="-0.017718087795909" calcext:value-type="percentage">
            <text:p>-1.77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1289" calcext:value-type="percentage">
            <text:p>12.89%</text:p>
          </table:table-cell>
          <table:table-cell office:value-type="string" calcext:value-type="string">
            <text:p>中国平安</text:p>
          </table:table-cell>
          <table:table-cell office:value-type="percentage" office:value="0.1289" calcext:value-type="percentage">
            <text:p>12.89%</text:p>
          </table:table-cell>
          <table:table-cell office:value-type="float" office:value="52.164" calcext:value-type="float">
            <text:p>52.164</text:p>
          </table:table-cell>
          <table:table-cell office:value-type="float" office:value="51.94" calcext:value-type="float">
            <text:p>51.940</text:p>
          </table:table-cell>
          <table:table-cell office:value-type="percentage" office:value="0.001" calcext:value-type="percentage">
            <text:p>0.10%</text:p>
          </table:table-cell>
          <table:table-cell table:style-name="ce38" table:formula="of:=[.F8]/[.E8]-1.0014" office:value-type="percentage" office:value="-0.00569414922168554" calcext:value-type="percentage">
            <text:p>-0.57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202" calcext:value-type="percentage" table:number-columns-spanned="1" table:number-rows-spanned="2">
            <text:p>12.02%</text:p>
          </table:table-cell>
          <table:table-cell office:value-type="string" calcext:value-type="string">
            <text:p>北京君正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4.5" calcext:value-type="float">
            <text:p>24.500</text:p>
          </table:table-cell>
          <table:table-cell office:value-type="percentage" office:value="-0.0045" calcext:value-type="percentage">
            <text:p>-0.45%</text:p>
          </table:table-cell>
          <table:table-cell table:style-name="ce46" table:formula="of:=[.F9]/[.E9]-1.0014" office:value-type="percentage" office:value="-0.00821044267877413" calcext:value-type="percentage">
            <text:p>-0.82%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大族激光</text:p>
          </table:table-cell>
          <table:table-cell office:value-type="percentage" office:value="0.0837" calcext:value-type="percentage">
            <text:p>8.37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3.73" calcext:value-type="float">
            <text:p>33.730</text:p>
          </table:table-cell>
          <table:table-cell office:value-type="percentage" office:value="-0.0633" calcext:value-type="percentage">
            <text:p>-6.33%</text:p>
          </table:table-cell>
          <table:table-cell table:style-name="ce47" table:formula="of:=[.F10]/[.E10]-1.0014" office:value-type="percentage" office:value="-0.08529690105652" calcext:value-type="percentage">
            <text:p>-8.53%</text:p>
          </table:table-cell>
        </table:table-row>
        <table:table-row table:style-name="ro1">
          <table:table-cell table:style-name="ce5" office:value-type="string" calcext:value-type="string">
            <text:p>家用电器</text:p>
          </table:table-cell>
          <table:table-cell table:style-name="ce8" office:value-type="percentage" office:value="0.1172" calcext:value-type="percentage">
            <text:p>11.72%</text:p>
          </table:table-cell>
          <table:table-cell office:value-type="string" calcext:value-type="string">
            <text:p>海信电器</text:p>
          </table:table-cell>
          <table:table-cell office:value-type="percentage" office:value="0.1172" calcext:value-type="percentage">
            <text:p>11.72%</text:p>
          </table:table-cell>
          <table:table-cell office:value-type="float" office:value="14.45" calcext:value-type="float">
            <text:p>14.450</text:p>
          </table:table-cell>
          <table:table-cell office:value-type="float" office:value="13.9" calcext:value-type="float">
            <text:p>13.900</text:p>
          </table:table-cell>
          <table:table-cell office:value-type="percentage" office:value="-0.0341" calcext:value-type="percentage">
            <text:p>-3.41%</text:p>
          </table:table-cell>
          <table:table-cell table:style-name="ce48" table:formula="of:=[.F11]/[.E11]-1.0014" office:value-type="percentage" office:value="-0.0394622837370242" calcext:value-type="percentage">
            <text:p>-3.95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3" office:value-type="percentage" office:value="0.0803" calcext:value-type="percentage" table:number-columns-spanned="1" table:number-rows-spanned="2">
            <text:p>8.03%</text:p>
          </table:table-cell>
          <table:table-cell office:value-type="string" calcext:value-type="string">
            <text:p>新华医疗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20.27" calcext:value-type="float">
            <text:p>20.270</text:p>
          </table:table-cell>
          <table:table-cell office:value-type="float" office:value="18.59" calcext:value-type="float">
            <text:p>18.590</text:p>
          </table:table-cell>
          <table:table-cell office:value-type="percentage" office:value="-0.0117" calcext:value-type="percentage">
            <text:p>-1.17%</text:p>
          </table:table-cell>
          <table:table-cell table:style-name="ce42" table:formula="of:=[.F12]/[.E12]-1.0014" office:value-type="percentage" office:value="-0.0842811050814012" calcext:value-type="percentage">
            <text:p>-8.43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8" calcext:value-type="float">
            <text:p>13.800</text:p>
          </table:table-cell>
          <table:table-cell office:value-type="percentage" office:value="0.0029" calcext:value-type="percentage">
            <text:p>0.29%</text:p>
          </table:table-cell>
          <table:table-cell table:style-name="ce43" table:formula="of:=[.F13]/[.E13]-1.0014" office:value-type="percentage" office:value="-0.086705229667926" calcext:value-type="percentage">
            <text:p>-8.67%</text:p>
          </table:table-cell>
        </table:table-row>
        <table:table-row table:style-name="ro1">
          <table:table-cell table:style-name="ce5" office:value-type="string" calcext:value-type="string">
            <text:p>计算机</text:p>
          </table:table-cell>
          <table:table-cell table:style-name="ce13" office:value-type="percentage" office:value="0.0476" calcext:value-type="percentage">
            <text:p>4.76%</text:p>
          </table:table-cell>
          <table:table-cell office:value-type="string" calcext:value-type="string">
            <text:p>中科创达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8.407" calcext:value-type="float">
            <text:p>28.407</text:p>
          </table:table-cell>
          <table:table-cell office:value-type="float" office:value="27.41" calcext:value-type="float">
            <text:p>27.410</text:p>
          </table:table-cell>
          <table:table-cell office:value-type="percentage" office:value="0.0051" calcext:value-type="percentage">
            <text:p>0.51%</text:p>
          </table:table-cell>
          <table:table-cell table:style-name="ce44" table:formula="of:=[.F14]/[.E14]-1.0014" office:value-type="percentage" office:value="-0.036496983137959" calcext:value-type="percentage">
            <text:p>-3.65%</text:p>
          </table:table-cell>
        </table:table-row>
        <table:table-row table:style-name="ro1">
          <table:table-cell table:style-name="ce5" office:value-type="string" calcext:value-type="string">
            <text:p>综合</text:p>
          </table:table-cell>
          <table:table-cell table:style-name="ce13" office:value-type="percentage" office:value="0.0294" calcext:value-type="percentage">
            <text:p>2.94%</text:p>
          </table:table-cell>
          <table:table-cell office:value-type="string" calcext:value-type="string">
            <text:p>同济科技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2.105" calcext:value-type="float">
            <text:p>12.105</text:p>
          </table:table-cell>
          <table:table-cell office:value-type="float" office:value="11.85" calcext:value-type="float">
            <text:p>11.850</text:p>
          </table:table-cell>
          <table:table-cell office:value-type="percentage" office:value="-0.0225" calcext:value-type="percentage">
            <text:p>-2.25%</text:p>
          </table:table-cell>
          <table:table-cell table:style-name="ce45" table:formula="of:=[.F15]/[.E15]-1.0014" office:value-type="percentage" office:value="-0.0224656753407684" calcext:value-type="percentage">
            <text:p>-2.25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31" calcext:value-type="percentage">
            <text:p>3.10%</text:p>
          </table:table-cell>
          <table:table-cell office:value-type="string" calcext:value-type="string">
            <text:p>东土科技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2.5" calcext:value-type="float">
            <text:p>12.500</text:p>
          </table:table-cell>
          <table:table-cell office:value-type="percentage" office:value="0.0229" calcext:value-type="percentage">
            <text:p>2.29%</text:p>
          </table:table-cell>
          <table:table-cell table:style-name="ce49" table:formula="of:=[.F16]/[.E16]-1.0014" office:value-type="percentage" office:value="-0.089324115286392" calcext:value-type="percentage">
            <text:p>-8.93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55" calcext:value-type="float" table:number-columns-spanned="3" table:number-rows-spanned="1">
            <text:p>1.05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075" calcext:value-type="percentage" table:number-columns-spanned="3" table:number-rows-spanned="1">
            <text:p>-0.75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table:style-name="ce12" office:value-type="percentage" office:value="0.0959" calcext:value-type="percentage">
            <text:p>9.59%</text:p>
          </table:table-cell>
          <table:table-cell table:style-name="ce18" office:value-type="string" calcext:value-type="string">
            <text:p>赫兹租车</text:p>
          </table:table-cell>
          <table:table-cell office:value-type="percentage" office:value="0.0959" calcext:value-type="percentage">
            <text:p>9.59%</text:p>
          </table:table-cell>
          <table:table-cell table:style-name="ce32" office:value-type="float" office:value="15.0342" calcext:value-type="float">
            <text:p>15.0342</text:p>
          </table:table-cell>
          <table:table-cell table:style-name="ce32" office:value-type="float" office:value="14.33" calcext:value-type="float">
            <text:p>14.3300</text:p>
          </table:table-cell>
          <table:table-cell office:value-type="percentage" office:value="-0.1742" calcext:value-type="percentage">
            <text:p>-17.42%</text:p>
          </table:table-cell>
          <table:table-cell table:style-name="ce50" table:formula="of:=[.F20]/[.E20]-1.0014" office:value-type="percentage" office:value="-0.0482398717590561" calcext:value-type="percentage">
            <text:p>-4.82%</text:p>
          </table:table-cell>
        </table:table-row>
        <table:table-row table:style-name="ro1">
          <table:table-cell office:value-type="string" calcext:value-type="string">
            <text:p>金属及矿石</text:p>
          </table:table-cell>
          <table:table-cell office:value-type="percentage" office:value="0.0647" calcext:value-type="percentage">
            <text:p>6.47%</text:p>
          </table:table-cell>
          <table:table-cell table:style-name="ce18" office:value-type="string" calcext:value-type="string">
            <text:p>中国铝业</text:p>
          </table:table-cell>
          <table:table-cell office:value-type="percentage" office:value="0.0647" calcext:value-type="percentage">
            <text:p>6.47%</text:p>
          </table:table-cell>
          <table:table-cell table:style-name="ce32" office:value-type="float" office:value="4.6041" calcext:value-type="float">
            <text:p>4.6041</text:p>
          </table:table-cell>
          <table:table-cell table:style-name="ce32" office:value-type="float" office:value="5.05" calcext:value-type="float">
            <text:p>5.0500</text:p>
          </table:table-cell>
          <table:table-cell office:value-type="percentage" office:value="0.0632" calcext:value-type="percentage">
            <text:p>6.32%</text:p>
          </table:table-cell>
          <table:table-cell table:style-name="ce55" table:formula="of:=[.F21]/[.E21]-1.0014" office:value-type="percentage" office:value="0.0954484611541886" calcext:value-type="percentage">
            <text:p>9.54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table:style-name="ce12" office:value-type="percentage" office:value="0.0534" calcext:value-type="percentage">
            <text:p>5.34%</text:p>
          </table:table-cell>
          <table:table-cell table:style-name="ce18" office:value-type="string" calcext:value-type="string">
            <text:p>中国太平</text:p>
          </table:table-cell>
          <table:table-cell office:value-type="percentage" office:value="0.0534" calcext:value-type="percentage">
            <text:p>5.34%</text:p>
          </table:table-cell>
          <table:table-cell table:style-name="ce32" office:value-type="float" office:value="23.5456" calcext:value-type="float">
            <text:p>23.5456</text:p>
          </table:table-cell>
          <table:table-cell table:style-name="ce32" office:value-type="float" office:value="25" calcext:value-type="float">
            <text:p>25.0000</text:p>
          </table:table-cell>
          <table:table-cell office:value-type="percentage" office:value="0.0895" calcext:value-type="percentage">
            <text:p>8.95%</text:p>
          </table:table-cell>
          <table:table-cell table:style-name="ce58" table:formula="of:=[.F22]/[.E22]-1.0014" office:value-type="percentage" office:value="0.0603695025822233" calcext:value-type="percentage">
            <text:p>6.04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513" calcext:value-type="percentage">
            <text:p>5.13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513" calcext:value-type="percentage">
            <text:p>5.13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7.92" calcext:value-type="float">
            <text:p>27.9200</text:p>
          </table:table-cell>
          <table:table-cell office:value-type="percentage" office:value="-0.0043" calcext:value-type="percentage">
            <text:p>-0.43%</text:p>
          </table:table-cell>
          <table:table-cell table:style-name="ce61" table:formula="of:=[.F23]/[.E23]-1.0014" office:value-type="percentage" office:value="0.0683318007662834" calcext:value-type="percentage">
            <text:p>6.83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403" calcext:value-type="percentage">
            <text:p>4.03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03" calcext:value-type="percentage">
            <text:p>4.03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18.881" calcext:value-type="float">
            <text:p>18.8810</text:p>
          </table:table-cell>
          <table:table-cell office:value-type="percentage" office:value="-0.0709" calcext:value-type="percentage">
            <text:p>-7.09%</text:p>
          </table:table-cell>
          <table:table-cell table:style-name="ce64" table:formula="of:=[.F24]/[.E24]-1.0014" office:value-type="percentage" office:value="-0.101872131834835" calcext:value-type="percentage">
            <text:p>-10.19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71" calcext:value-type="percentage">
            <text:p>3.71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371" calcext:value-type="percentage">
            <text:p>3.71%</text:p>
          </table:table-cell>
          <table:table-cell table:style-name="ce32" office:value-type="float" office:value="36.77" calcext:value-type="float">
            <text:p>36.7700</text:p>
          </table:table-cell>
          <table:table-cell table:style-name="ce32" office:value-type="float" office:value="44.38" calcext:value-type="float">
            <text:p>44.3800</text:p>
          </table:table-cell>
          <table:table-cell office:value-type="percentage" office:value="-0.0002" calcext:value-type="percentage">
            <text:p>-0.02%</text:p>
          </table:table-cell>
          <table:table-cell table:style-name="ce66" table:formula="of:=[.F25]/[.E25]-1.0014" office:value-type="percentage" office:value="0.205562197443568" calcext:value-type="percentage">
            <text:p>20.56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191" calcext:value-type="percentage">
            <text:p>1.91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191" calcext:value-type="percentage">
            <text:p>1.91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2.29" calcext:value-type="float">
            <text:p>2.2900</text:p>
          </table:table-cell>
          <table:table-cell office:value-type="percentage" office:value="0" calcext:value-type="percentage">
            <text:p>0.00%</text:p>
          </table:table-cell>
          <table:table-cell table:style-name="ce68" table:formula="of:=[.F26]/[.E26]-1.0014" office:value-type="percentage" office:value="0.0587851851851851" calcext:value-type="percentage">
            <text:p>5.88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/>
          <table:covered-table-cell table:style-name="ce11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1" calcext:value-type="float">
            <text:p>1.181</text:p>
          </table:table-cell>
          <table:table-cell table:formula="of:=[.C29]/[.B29]-1" office:value-type="percentage" office:value="0.181" calcext:value-type="percentage">
            <text:p>18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1" calcext:value-type="float">
            <text:p>1.111</text:p>
          </table:table-cell>
          <table:table-cell table:formula="of:=[.C30]/[.B30]-1" office:value-type="percentage" office:value="0.111" calcext:value-type="percentage">
            <text:p>11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5:Sheet1.H25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6:Sheet1.H26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6:37:16.414734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8-05T16:59:50.954313707</dc:date>
    <meta:editing-duration>PT2H16M29S</meta:editing-duration>
    <meta:editing-cycles>32</meta:editing-cycles>
    <meta:generator>LibreOffice/5.3.1.2$Linux_X86_64 LibreOffice_project/30m0$Build-2</meta:generator>
    <meta:document-statistic meta:table-count="1" meta:cell-count="209" meta:object-count="0"/>
  </office:meta>
</office:document-meta>
</file>